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6pt" style:text-underline-style="solid" style:text-underline-width="auto" style:text-underline-color="font-color" fo:font-weight="bold" officeooo:rsid="0002ebfe" officeooo:paragraph-rsid="0002ebfe" style:font-name-asian="Liberation Sans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2a421" style:font-name-asian="Liberation Sans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Liberation Sans" fo:font-size="18pt" style:text-underline-style="none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none" fo:font-weight="bold" officeooo:rsid="0002ebfe" officeooo:paragraph-rsid="001d47b2" style:font-name-asian="Liberation Sans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style:font-name="Liberation Sans" fo:font-size="18pt" style:text-underline-style="none" fo:font-weight="bold" officeooo:rsid="001a2860" officeooo:paragraph-rsid="001a2860" style:font-name-asian="Liberation Sans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style:font-name="Liberation Sans" fo:font-size="18pt" style:text-underline-style="none" fo:font-weight="bold" officeooo:rsid="00217a31" officeooo:paragraph-rsid="00217a31" style:font-name-asian="Liberation Sans" style:font-size-asian="18pt" style:font-weight-asian="bold" style:font-size-complex="18pt" style:font-weight-complex="bold"/>
    </style:style>
    <style:style style:name="P8" style:family="paragraph" style:parent-style-name="Preformatted_20_Text">
      <style:text-properties fo:color="#000000" style:font-name="Liberation Sans" fo:font-size="18pt" style:text-underline-style="none" fo:font-weight="bold" officeooo:rsid="0016e9de" officeooo:paragraph-rsid="0016e9de" style:font-name-asian="Liberation Sans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fo:color="#000000" style:font-name="Liberation Sans" fo:font-size="18pt" style:text-underline-style="none" fo:font-weight="bold" officeooo:rsid="001a2860" officeooo:paragraph-rsid="001d47b2" style:font-name-asian="Liberation Sans" style:font-size-asian="18pt" style:font-weight-asian="bold" style:font-size-complex="18pt" style:font-weight-complex="bold"/>
    </style:style>
    <style:style style:name="P10" style:family="paragraph" style:parent-style-name="Preformatted_20_Text">
      <style:text-properties fo:color="#000000" style:font-name="Liberation Sans" fo:font-size="18pt" style:text-underline-style="none" fo:font-weight="bold" officeooo:rsid="0028eb87" officeooo:paragraph-rsid="0028eb87" style:font-name-asian="Liberation Sans" style:font-size-asian="18pt" style:font-weight-asian="bold" style:font-size-complex="18pt" style:font-weight-complex="bold"/>
    </style:style>
    <style:style style:name="P11" style:family="paragraph" style:parent-style-name="Preformatted_20_Text">
      <style:text-properties fo:color="#000000" style:font-name="Liberation Sans" fo:font-size="18pt" style:text-underline-style="solid" style:text-underline-width="auto" style:text-underline-color="font-color" fo:font-weight="bold" officeooo:rsid="0016e9de" officeooo:paragraph-rsid="0016e9de" style:font-name-asian="Liberation Sans" style:font-size-asian="18pt" style:font-weight-asian="bold" style:font-size-complex="18pt" style:font-weight-complex="bold"/>
    </style:style>
    <style:style style:name="P12" style:family="paragraph" style:parent-style-name="Preformatted_20_Text">
      <style:text-properties fo:color="#000000" style:font-name="Liberation Sans" fo:font-size="18pt" style:text-underline-style="solid" style:text-underline-width="auto" style:text-underline-color="font-color" fo:font-weight="bold" officeooo:rsid="001d47b2" officeooo:paragraph-rsid="001d47b2" style:font-name-asian="Liberation Sans" style:font-size-asian="18pt" style:font-weight-asian="bold" style:font-size-complex="18pt" style:font-weight-complex="bold"/>
    </style:style>
    <style:style style:name="P13" style:family="paragraph" style:parent-style-name="Preformatted_20_Text">
      <style:text-properties fo:color="#000000" style:font-name="Liberation Sans" fo:font-size="18pt" style:text-underline-style="solid" style:text-underline-width="auto" style:text-underline-color="font-color" fo:font-weight="bold" officeooo:rsid="0028eb87" officeooo:paragraph-rsid="0028eb87" style:font-name-asian="Liberation Sans" style:font-size-asian="18pt" style:font-weight-asian="bold" style:font-size-complex="18pt" style:font-weight-complex="bold"/>
    </style:style>
    <style:style style:name="P14" style:family="paragraph" style:parent-style-name="Preformatted_20_Text">
      <style:text-properties fo:color="#000000" style:font-name="Liberation Sans" fo:font-size="18pt" fo:font-style="italic" style:text-underline-style="none" fo:font-weight="normal" officeooo:rsid="001e27f1" officeooo:paragraph-rsid="001e27f1" style:font-name-asian="Liberation Sans" style:font-size-asian="18pt" style:font-style-asian="italic" style:font-weight-asian="normal" style:font-size-complex="18pt" style:font-style-complex="italic" style:font-weight-complex="normal"/>
    </style:style>
    <style:style style:name="P15" style:family="paragraph" style:parent-style-name="Preformatted_20_Text">
      <style:text-properties fo:color="#000000" style:font-name="Liberation Sans" fo:font-size="18pt" fo:font-style="normal" style:text-underline-style="solid" style:text-underline-width="auto" style:text-underline-color="font-color" fo:font-weight="bold" officeooo:rsid="001f4b20" officeooo:paragraph-rsid="001f4b20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Preformatted_20_Text">
      <style:text-properties fo:color="#000000" style:font-name="Liberation Sans" fo:font-size="18pt" fo:font-style="normal" style:text-underline-style="solid" style:text-underline-width="auto" style:text-underline-color="font-color" fo:font-weight="bold" officeooo:rsid="00217a31" officeooo:paragraph-rsid="00217a31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Preformatted_20_Text">
      <style:text-properties fo:color="#000000" style:font-name="Liberation Sans" fo:font-size="18pt" fo:font-style="normal" style:text-underline-style="none" fo:font-weight="bold" officeooo:rsid="001f4b20" officeooo:paragraph-rsid="001f4b20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Preformatted_20_Text">
      <style:text-properties fo:color="#000000" style:font-name="Liberation Sans" fo:font-size="18pt" fo:font-style="normal" style:text-underline-style="none" fo:font-weight="bold" officeooo:rsid="00217a31" officeooo:paragraph-rsid="00217a31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Preformatted_20_Text">
      <style:text-properties fo:color="#000000" style:font-name="Liberation Sans" fo:font-size="18pt" fo:font-style="normal" style:text-underline-style="none" fo:font-weight="bold" officeooo:rsid="0025042d" officeooo:paragraph-rsid="0025042d" style:font-name-asian="Liberation Sans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Preformatted_20_Text">
      <style:text-properties officeooo:paragraph-rsid="0004ae8e"/>
    </style:style>
    <style:style style:name="P21" style:family="paragraph" style:parent-style-name="Preformatted_20_Text">
      <style:text-properties officeooo:paragraph-rsid="001d47b2"/>
    </style:style>
    <style:style style:name="P22" style:family="paragraph">
      <style:text-properties fo:color="#3465a4" style:font-name="Liberation Sans1" fo:font-size="12pt" fo:font-weight="bold" style:font-weight-asian="bold" style:font-size-complex="18pt" style:font-weight-complex="bold"/>
    </style:style>
    <style:style style:name="P23" style:family="paragraph">
      <style:text-properties fo:color="#c9211e" style:font-name="Liberation Sans1" fo:font-size="12pt" style:font-size-complex="18pt" style:font-weight-complex="bold"/>
    </style:style>
    <style:style style:name="P24" style:family="paragraph">
      <loext:graphic-properties draw:fill="solid" draw:fill-color="#eeeeee"/>
      <style:paragraph-properties style:writing-mode="lr-tb"/>
      <style:text-properties fo:color="#3465a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>
      <style:text-properties fo:color="#3465a4" style:font-name="Liberation Sans1" fo:font-size="12pt" style:font-size-complex="18pt" style:font-weight-complex="bold"/>
    </style:style>
    <style:style style:name="T1" style:family="text">
      <style:text-properties fo:color="#c9211e" style:font-name="Noto Serif CJK SC1" fo:font-size="18pt" fo:font-style="normal" fo:font-weight="bold" style:font-name-asian="Noto Serif CJK SC1" style:font-size-asian="18pt" style:font-style-asian="normal" style:font-weight-asian="bold"/>
    </style:style>
    <style:style style:name="T2" style:family="text">
      <style:text-properties fo:color="#c9211e" style:font-name="Noto Serif CJK SC1" fo:font-size="18pt" fo:font-style="normal" fo:font-weight="bold" officeooo:rsid="001553f2" style:font-name-asian="Noto Serif CJK SC1" style:font-size-asian="18pt" style:font-style-asian="normal" style:font-weight-asian="bold"/>
    </style:style>
    <style:style style:name="T3" style:family="text">
      <style:text-properties fo:color="#c9211e" style:font-name-asian="Noto Serif CJK SC1"/>
    </style:style>
    <style:style style:name="T4" style:family="text">
      <style:text-properties fo:color="#c9211e" officeooo:rsid="0002ebfe" style:font-name-asian="Noto Serif CJK SC1"/>
    </style:style>
    <style:style style:name="T5" style:family="text">
      <style:text-properties fo:color="#c9211e" fo:font-style="normal" style:font-name-asian="Noto Serif CJK SC1" style:font-style-asian="normal" style:font-style-complex="normal"/>
    </style:style>
    <style:style style:name="T6" style:family="text">
      <style:text-properties fo:color="#c9211e" fo:font-style="normal" officeooo:rsid="0002ebfe" style:font-name-asian="Noto Serif CJK SC1" style:font-style-asian="normal" style:font-style-complex="normal"/>
    </style:style>
    <style:style style:name="T7" style:family="text">
      <style:text-properties fo:color="#2a6099" style:font-name="Liberation Sans" fo:font-size="18pt" style:text-underline-style="none" fo:font-weight="bold" officeooo:rsid="0002ebfe" style:font-name-asian="Noto Serif CJK SC1" style:font-size-asian="18pt" style:font-weight-asian="bold" style:font-size-complex="18pt" style:font-weight-complex="bold"/>
    </style:style>
    <style:style style:name="T8" style:family="text">
      <style:text-properties style:font-name="Liberation Sans" fo:font-size="18pt" style:text-underline-style="none" fo:font-weight="bold" officeooo:rsid="0002ebfe" style:font-name-asian="Liberation Sans" style:font-size-asian="18pt" style:font-weight-asian="bold" style:font-size-complex="18pt" style:font-weight-complex="bold"/>
    </style:style>
    <style:style style:name="T9" style:family="text">
      <style:text-properties style:font-name="Liberation Sans" fo:font-size="18pt" style:text-underline-style="none" fo:font-weight="bold" officeooo:rsid="0002ebfe" style:font-name-asian="Noto Serif CJK SC1" style:font-size-asian="18pt" style:font-weight-asian="bold" style:font-size-complex="18pt" style:font-weight-complex="bold"/>
    </style:style>
    <style:style style:name="T10" style:family="text">
      <style:text-properties style:font-name="Liberation Sans" fo:font-size="18pt" style:text-underline-style="none" fo:font-weight="bold" officeooo:rsid="00062764" style:font-name-asian="Noto Serif CJK SC1" style:font-size-asian="18pt" style:font-weight-asian="bold" style:font-size-complex="18pt" style:font-weight-complex="bold"/>
    </style:style>
    <style:style style:name="T11" style:family="text">
      <style:text-properties style:font-name-asian="Noto Serif CJK SC1"/>
    </style:style>
    <style:style style:name="T12" style:family="text">
      <style:text-properties officeooo:rsid="0002ebfe" style:font-name-asian="Noto Serif CJK SC1"/>
    </style:style>
    <style:style style:name="T13" style:family="text">
      <style:text-properties officeooo:rsid="00249e41" style:font-name-asian="Noto Serif CJK SC1"/>
    </style:style>
    <style:style style:name="T14" style:family="text">
      <style:text-properties fo:color="#000000" style:font-name-asian="Noto Serif CJK SC1"/>
    </style:style>
    <style:style style:name="T15" style:family="text">
      <style:text-properties fo:color="#000000" fo:font-style="normal" style:font-name-asian="Noto Serif CJK SC1" style:font-style-asian="normal" style:font-style-complex="normal"/>
    </style:style>
    <style:style style:name="T16" style:family="text">
      <style:text-properties fo:color="#000000" fo:font-style="normal" officeooo:rsid="00249e41" style:font-name-asian="Noto Serif CJK SC1" style:font-style-asian="normal" style:font-style-complex="normal"/>
    </style:style>
    <style:style style:name="T17" style:family="text">
      <style:text-properties officeooo:rsid="001422b8"/>
    </style:style>
    <style:style style:name="T18" style:family="text">
      <style:text-properties fo:color="#3465a4" style:font-name-asian="Noto Serif CJK SC1"/>
    </style:style>
    <style:style style:name="T19" style:family="text">
      <style:text-properties fo:color="#3465a4" officeooo:rsid="00249e41" style:font-name-asian="Noto Serif CJK SC1"/>
    </style:style>
    <style:style style:name="T20" style:family="text">
      <style:text-properties fo:color="#3465a4" fo:font-style="normal" style:font-name-asian="Noto Serif CJK SC1" style:font-style-asian="normal" style:font-style-complex="normal"/>
    </style:style>
    <style:style style:name="T21" style:family="text">
      <style:text-properties fo:color="#f10d0c" style:font-name-asian="Noto Serif CJK SC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normal" style:font-name-asian="Noto Serif CJK SC1" style:font-style-asian="italic" style:font-weight-asian="normal" style:font-style-complex="italic" style:font-weight-complex="normal"/>
    </style:style>
    <style:style style:name="T24" style:family="text">
      <style:text-properties fo:font-style="normal" style:font-name-asian="Noto Serif CJK SC1" style:font-style-asian="normal" style:font-style-complex="normal"/>
    </style:style>
    <style:style style:name="T25" style:family="text">
      <style:text-properties fo:font-style="normal" officeooo:rsid="0002ebfe" style:font-name-asian="Noto Serif CJK SC1" style:font-style-asian="normal" style:font-style-complex="normal"/>
    </style:style>
    <style:style style:name="T26" style:family="text">
      <style:text-properties fo:color="#3465a4" style:font-name="Liberation Sans1" fo:font-size="18pt" fo:font-weight="bold" fo:background-color="transparent" style:font-size-asian="18pt" style:font-weight-asian="bold" style:font-size-complex="18pt" style:font-weight-complex="bold"/>
    </style:style>
    <style:style style:name="T27" style:family="text">
      <style:text-properties fo:color="#000000" style:font-name="Liberation Sans1" fo:font-size="18pt" fo:font-weight="bold" fo:background-color="transparent" style:font-size-asian="18pt" style:font-weight-asian="bold" style:font-size-complex="18pt" style:font-weight-complex="bold"/>
    </style:style>
    <style:style style:name="T28" style:family="text">
      <style:text-properties fo:color="#000000" style:font-name="Liberation Sans1" fo:font-size="18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9" style:family="text">
      <style:text-properties fo:color="#c9211e" style:font-name="Liberation Sans1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00" style:font-name="Liberation Sans1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3465a4" style:font-name="Liberation Sans1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c9211e" style:font-name="Liberation Sans1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color="#000000" style:font-name="Liberation Sans1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_3" draw:style-name="gr1" draw:text-style-name="P24" svg:width="3.0925in" svg:height="10.4323in" svg:x="4.3874in" svg:y="-0.1417in"><draw:text-box><text:p text:style-name="P25"><text:span text:style-name="T31">大学</text:span><text:span text:style-name="T30"> </text:span><text:span text:style-name="T30">: </text:span><text:span text:style-name="T30">だいがく</text:span><text:span text:style-name="T30">: </text:span><text:span text:style-name="T28">‘daigaku’ = l’université</text:span></text:p><text:p text:style-name="P25"><text:span text:style-name="T30"/></text:p><text:p text:style-name="P25"><text:span text:style-name="T29">ここ</text:span><text:span text:style-name="T32"> </text:span><text:span text:style-name="T30">: ‘</text:span><text:span text:style-name="T28">koko’ = ici</text:span></text:p><text:p text:style-name="P25"><text:span text:style-name="T29">そこ </text:span><text:span text:style-name="T30">: </text:span><text:span text:style-name="T28">‘soko’ = là-bas</text:span></text:p><text:p text:style-name="P25"><text:span text:style-name="T29">あそこ</text:span><text:span text:style-name="T33"> </text:span><text:span text:style-name="T33">: </text:span><text:span text:style-name="T28">‘asoko’ = là-bas, mais plus loin</text:span></text:p><text:p text:style-name="P25"><text:span text:style-name="T29">どこ</text:span><text:span text:style-name="T30"> </text:span><text:span text:style-name="T30">: </text:span><text:span text:style-name="T28">‘doko’ = où (?)</text:span></text:p><text:p text:style-name="P25"><text:span text:style-name="T28"><text:s/></text:span></text:p><text:p text:style-name="P25"><text:span text:style-name="T28"/></text:p><text:p text:style-name="P25"><text:span text:style-name="T31">エレベーター</text:span><text:span text:style-name="T30"> </text:span><text:span text:style-name="T30">: </text:span><text:span text:style-name="T28">‘erevêtâ’ = un ascenseur</text:span></text:p><text:p text:style-name="P25"><text:span text:style-name="T28"/></text:p><text:p text:style-name="P25"><text:span text:style-name="T31">トイレ</text:span><text:span text:style-name="T30"> </text:span><text:span text:style-name="T30">: </text:span><text:span text:style-name="T28">‘toire’ = les toilettes</text:span></text:p><text:p text:style-name="P25"><text:span text:style-name="T28"/></text:p><text:p text:style-name="P25"><text:span text:style-name="T31">階</text:span><text:span text:style-name="T30"> </text:span><text:span text:style-name="T30">: </text:span><text:span text:style-name="T28">‘kai’ (doit être précédé d’un nombre)</text:span></text:p><text:p text:style-name="P25"><text:span text:style-name="T28"/></text:p><text:p text:style-name="P25"><text:span text:style-name="T31">国</text:span><text:span text:style-name="T30"> </text:span><text:span text:style-name="T30">: </text:span><text:span text:style-name="T30">くに </text:span><text:span text:style-name="T30">: </text:span><text:span text:style-name="T28">‘kuni’ = le pays</text:span></text:p></draw:text-box></draw:frame>Leçon <text:span text:style-name="T17">3</text:span></text:p>
      <text:p text:style-name="P2"/>
      <text:p text:style-name="P3">1.</text:p>
      <text:p text:style-name="P1"/>
      <text:p text:style-name="P20"><text:span text:style-name="T8">a.<text:tab/></text:span><text:span text:style-name="T1">こ</text:span><text:span text:style-name="T2">こ</text:span><text:span text:style-name="T9">は</text:span><text:span text:style-name="T7">大学</text:span><text:span text:style-name="T9">です</text:span><text:span text:style-name="T10">？</text:span></text:p>
      <text:p text:style-name="P4">b.<text:tab/><text:span text:style-name="T3">そこ</text:span></text:p>
      <text:p text:style-name="P4">c.<text:tab/><text:span text:style-name="T3">あそこ</text:span></text:p>
      <text:p text:style-name="P6"><text:span text:style-name="T14">d.</text:span><text:span text:style-name="T3">　どこ</text:span></text:p>
      <text:p text:style-name="P4"><text:span text:style-name="T3"/></text:p>
      <text:p text:style-name="P11"><text:span text:style-name="T11">2.</text:span></text:p>
      <text:p text:style-name="P11"><text:span text:style-name="T11"/></text:p>
      <text:p text:style-name="P8"><text:span text:style-name="T18">エレベーター</text:span><text:span text:style-name="T11">は、ここです。</text:span></text:p>
      <text:p text:style-name="P8"><text:span text:style-name="T11"/></text:p>
      <text:p text:style-name="P12"><text:span text:style-name="T11">3.</text:span></text:p>
      <text:p text:style-name="P12"><text:span text:style-name="T11"/></text:p>
      <text:p text:style-name="P21"><text:span text:style-name="T8">a.<text:tab/></text:span><text:span text:style-name="T1">こちら　</text:span></text:p>
      <text:p text:style-name="P5">b.<text:tab/><text:span text:style-name="T3">そちら</text:span></text:p>
      <text:p text:style-name="P5">c.<text:tab/><text:span text:style-name="T3">あちら</text:span></text:p>
      <text:p text:style-name="P9"><text:span text:style-name="T11">d.</text:span><text:span text:style-name="T3">　ど</text:span><text:span text:style-name="T4">ちら</text:span></text:p>
      <text:p text:style-name="P9"><text:span text:style-name="T4"/></text:p>
      <text:p text:style-name="P14"><text:span text:style-name="T12">V</text:span><text:span text:style-name="T11">ersions plus polies</text:span></text:p>
      <text:p text:style-name="P19"><text:span text:style-name="T11">/!\ : </text:span><text:span text:style-name="T23">dochira veut parfois aussi dire </text:span></text:p>
      <text:p text:style-name="P19"><text:span text:style-name="T23"><text:tab/><text:tab/><text:tab/><text:tab/><text:tab/><text:tab/><text:tab/><text:tab/><text:tab/><text:tab/><text:tab/><text:tab/><text:tab/>'lequelle/laquelle'</text:span></text:p>
      <text:p text:style-name="P14"><text:span text:style-name="T11"/></text:p>
      <text:p text:style-name="P15"><text:span text:style-name="T11">4.</text:span></text:p>
      <text:p text:style-name="P15"><text:span text:style-name="T11"/></text:p>
      <text:p text:style-name="P17"><text:span text:style-name="T18">トイレ</text:span><text:span text:style-name="T11">は、二</text:span><text:span text:style-name="T18">階</text:span><text:span text:style-name="T11">です。</text:span></text:p>
      <text:p text:style-name="P17"><text:span text:style-name="T11"/></text:p>
      <text:p text:style-name="P16"><text:span text:style-name="T11">5.</text:span></text:p>
      <text:p text:style-name="P16"><text:span text:style-name="T11"/></text:p>
      <text:p text:style-name="P18"><text:span text:style-name="T13">-</text:span><text:span text:style-name="T19"> </text:span><text:span text:style-name="T18">国</text:span><text:span text:style-name="T11">は、フランスです。</text:span></text:p>
      <text:p text:style-name="P7"><text:span text:style-name="T16">- </text:span><text:span text:style-name="T15">お</text:span><text:span text:style-name="T20">国</text:span><text:span text:style-name="T15">は、</text:span><text:span text:style-name="T5">どちら</text:span><text:span text:style-name="T15">ですか？</text:span></text:p>
      <text:p text:style-name="P13"><text:soft-page-break/><text:span text:style-name="T25">6</text:span><text:span text:style-name="T24">.</text:span></text:p>
      <text:p text:style-name="P13"><text:span text:style-name="T24"/></text:p>
      <text:p text:style-name="P10"><draw:frame text:anchor-type="paragraph" draw:z-index="1" draw:name="Shape1_0" draw:style-name="gr1" draw:text-style-name="P24" svg:width="3.0925in" svg:height="10.4323in" svg:x="4.3874in" svg:y="-0.1417in"><draw:text-box><text:p text:style-name="P22"><text:span text:style-name="T26">ネクタイ</text:span><text:span text:style-name="T27">: </text:span><text:span text:style-name="T28">‘nekutai’ = la </text:span><text:span text:style-name="T28">cravate</text:span></text:p><text:p text:style-name="P22"><text:span text:style-name="T28"/></text:p><text:p text:style-name="P23"><text:span text:style-name="T29">円</text:span><text:span text:style-name="T30"> </text:span><text:span text:style-name="T30">: </text:span><text:span text:style-name="T30">えん </text:span><text:span text:style-name="T30">: </text:span><text:span text:style-name="T28">‘en’ = le Yen (la </text:span><text:span text:style-name="T28">monnaie)</text:span></text:p></draw:text-box></draw:frame><text:span text:style-name="T24">この</text:span><text:span text:style-name="T20">ネクタイ</text:span><text:span text:style-name="T24">は、1500</text:span><text:span text:style-name="T5">円</text:span><text:span text:style-name="T24">です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3T12:17:21.583382656</dc:date>
    <meta:editing-duration>PT1H24M6S</meta:editing-duration>
    <meta:editing-cycles>41</meta:editing-cycles>
    <meta:document-statistic meta:table-count="0" meta:image-count="0" meta:object-count="0" meta:page-count="2" meta:paragraph-count="23" meta:word-count="113" meta:character-count="225" meta:non-whitespace-character-count="191"/>
  </office:meta>
</office:document-meta>
</file>